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MU Sans Serif" svg:font-family="'CMU Sans Serif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25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withoutfill">
      <style:graphic-properties svg:stroke-color="#dddddd" draw:fill="none" draw:textarea-vertical-align="middle"/>
    </style:style>
    <style:style style:name="gr5" style:family="graphic" style:parent-style-name="objectwithoutfill">
      <style:graphic-properties draw:stroke="solid" draw:stroke-dash="Fine_20_Dashed"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6" style:family="graphic" style:parent-style-name="objectwithoutfill">
      <style:graphic-properties draw:stroke="dash" draw:stroke-dash="Fine_20_Dashed"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P1" style:family="paragraph">
      <style:text-properties style:font-name="CMU Sans Serif" fo:font-size="14pt"/>
    </style:style>
    <style:style style:name="P2" style:family="paragraph">
      <loext:graphic-properties draw:fill="none" draw:fill-color="#ffffff"/>
      <style:text-properties style:font-name="CMU Sans Serif" fo:font-size="14pt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2" draw:layer="layout" svg:width="4.5cm" svg:height="0.819cm" svg:x="0.3cm" svg:y="0.68cm">
          <draw:text-box>
            <text:p text:style-name="P1">bisexual</text:p>
          </draw:text-box>
        </draw:frame>
        <draw:frame draw:style-name="gr1" draw:text-style-name="P2" draw:layer="layout" svg:width="4.5cm" svg:height="0.819cm" svg:x="0.3cm" svg:y="1.781cm">
          <draw:text-box>
            <text:p text:style-name="P1">homosexual</text:p>
          </draw:text-box>
        </draw:frame>
        <draw:frame draw:style-name="gr1" draw:text-style-name="P2" draw:layer="layout" svg:width="4.5cm" svg:height="0.819cm" svg:x="0.3cm" svg:y="2.881cm">
          <draw:text-box>
            <text:p text:style-name="P1">lesbian</text:p>
          </draw:text-box>
        </draw:frame>
        <draw:frame draw:style-name="gr1" draw:text-style-name="P2" draw:layer="layout" svg:width="4.5cm" svg:height="0.819cm" svg:x="0.3cm" svg:y="3.981cm">
          <draw:text-box>
            <text:p text:style-name="P1">transgender</text:p>
          </draw:text-box>
        </draw:frame>
        <draw:frame draw:style-name="gr1" draw:text-style-name="P2" draw:layer="layout" svg:width="4.5cm" svg:height="0.819cm" svg:x="0.3cm" svg:y="5.081cm">
          <draw:text-box>
            <text:p text:style-name="P1">transsexual</text:p>
          </draw:text-box>
        </draw:frame>
        <draw:frame draw:style-name="gr1" draw:text-style-name="P2" draw:layer="layout" svg:width="4.5cm" svg:height="0.819cm" svg:x="0.3cm" svg:y="6.181cm">
          <draw:text-box>
            <text:p text:style-name="P1">queer</text:p>
          </draw:text-box>
        </draw:frame>
        <draw:line draw:style-name="gr2" draw:text-style-name="P3" draw:layer="layout" svg:x1="3.45cm" svg:y1="7.981cm" svg:x2="3.451cm" svg:y2="0.18cm">
          <text:p/>
        </draw:line>
        <draw:line draw:style-name="gr2" draw:text-style-name="P3" draw:layer="layout" svg:x1="3.1cm" svg:y1="7.63cm" svg:x2="16.601cm" svg:y2="7.63cm">
          <text:p/>
        </draw:line>
        <draw:frame draw:style-name="gr3" draw:text-style-name="P2" draw:layer="layout" svg:width="1.692cm" svg:height="0.819cm" svg:x="3.808cm" svg:y="7.78cm">
          <draw:text-box>
            <text:p text:style-name="P1">1950s</text:p>
          </draw:text-box>
        </draw:frame>
        <draw:frame draw:style-name="gr3" draw:text-style-name="P2" draw:layer="layout" svg:width="1.692cm" svg:height="0.819cm" svg:x="5.608cm" svg:y="7.781cm">
          <draw:text-box>
            <text:p text:style-name="P1">1960s</text:p>
          </draw:text-box>
        </draw:frame>
        <draw:frame draw:style-name="gr3" draw:text-style-name="P2" draw:layer="layout" svg:width="1.692cm" svg:height="0.819cm" svg:x="7.408cm" svg:y="7.781cm">
          <draw:text-box>
            <text:p text:style-name="P1">1970s</text:p>
          </draw:text-box>
        </draw:frame>
        <draw:frame draw:style-name="gr3" draw:text-style-name="P2" draw:layer="layout" svg:width="1.692cm" svg:height="0.819cm" svg:x="9.208cm" svg:y="7.781cm">
          <draw:text-box>
            <text:p text:style-name="P1">1980s</text:p>
          </draw:text-box>
        </draw:frame>
        <draw:frame draw:style-name="gr3" draw:text-style-name="P2" draw:layer="layout" svg:width="1.692cm" svg:height="0.819cm" svg:x="11.008cm" svg:y="7.781cm">
          <draw:text-box>
            <text:p text:style-name="P1">1990s</text:p>
          </draw:text-box>
        </draw:frame>
        <draw:frame draw:style-name="gr3" draw:text-style-name="P2" draw:layer="layout" svg:width="1.692cm" svg:height="0.819cm" svg:x="12.808cm" svg:y="7.781cm">
          <draw:text-box>
            <text:p text:style-name="P1">2000s</text:p>
          </draw:text-box>
        </draw:frame>
        <draw:frame draw:style-name="gr3" draw:text-style-name="P2" draw:layer="layout" svg:width="1.692cm" svg:height="0.819cm" svg:x="14.608cm" svg:y="7.781cm">
          <draw:text-box>
            <text:p text:style-name="P1">2010s</text:p>
          </draw:text-box>
        </draw:frame>
        <draw:line draw:style-name="gr4" draw:text-style-name="P3" draw:layer="layout" svg:x1="3.1cm" svg:y1="6.63cm" svg:x2="16.601cm" svg:y2="6.63cm">
          <text:p/>
        </draw:line>
        <draw:line draw:style-name="gr4" draw:text-style-name="P3" draw:layer="layout" svg:x1="3.1cm" svg:y1="5.53cm" svg:x2="16.601cm" svg:y2="5.53cm">
          <text:p/>
        </draw:line>
        <draw:line draw:style-name="gr4" draw:text-style-name="P3" draw:layer="layout" svg:x1="3.1cm" svg:y1="4.43cm" svg:x2="16.601cm" svg:y2="4.43cm">
          <text:p/>
        </draw:line>
        <draw:line draw:style-name="gr4" draw:text-style-name="P3" draw:layer="layout" svg:x1="3.1cm" svg:y1="3.33cm" svg:x2="16.601cm" svg:y2="3.33cm">
          <text:p/>
        </draw:line>
        <draw:line draw:style-name="gr4" draw:text-style-name="P3" draw:layer="layout" svg:x1="3.1cm" svg:y1="2.23cm" svg:x2="16.601cm" svg:y2="2.23cm">
          <text:p/>
        </draw:line>
        <draw:line draw:style-name="gr4" draw:text-style-name="P3" draw:layer="layout" svg:x1="3.1cm" svg:y1="1.13cm" svg:x2="16.601cm" svg:y2="1.13cm">
          <text:p/>
        </draw:line>
        <draw:line draw:style-name="gr5" draw:text-style-name="P3" draw:layer="layout" svg:x1="7.5cm" svg:y1="2.23cm" svg:x2="8.9cm" svg:y2="2.23cm">
          <text:p/>
        </draw:line>
        <draw:line draw:style-name="gr6" draw:text-style-name="P3" draw:layer="layout" svg:x1="9.3cm" svg:y1="1.13cm" svg:x2="10.7cm" svg:y2="1.13cm">
          <text:p/>
        </draw:line>
        <draw:line draw:style-name="gr5" draw:text-style-name="P3" draw:layer="layout" svg:x1="9.3cm" svg:y1="2.23cm" svg:x2="10.7cm" svg:y2="2.23cm">
          <text:p/>
        </draw:line>
        <draw:line draw:style-name="gr6" draw:text-style-name="P3" draw:layer="layout" svg:x1="11.2cm" svg:y1="3.33cm" svg:x2="12.6cm" svg:y2="3.33cm">
          <text:p/>
        </draw:line>
        <draw:line draw:style-name="gr5" draw:text-style-name="P3" draw:layer="layout" svg:x1="11.2cm" svg:y1="2.23cm" svg:x2="12.6cm" svg:y2="2.23cm">
          <text:p/>
        </draw:line>
        <draw:line draw:style-name="gr6" draw:text-style-name="P3" draw:layer="layout" svg:x1="12.9cm" svg:y1="3.33cm" svg:x2="14.3cm" svg:y2="3.33cm">
          <text:p/>
        </draw:line>
        <draw:line draw:style-name="gr6" draw:text-style-name="P3" draw:layer="layout" svg:x1="12.9cm" svg:y1="4.43cm" svg:x2="14.3cm" svg:y2="4.43cm">
          <text:p/>
        </draw:line>
        <draw:line draw:style-name="gr6" draw:text-style-name="P3" draw:layer="layout" svg:x1="12.9cm" svg:y1="2.23cm" svg:x2="14.3cm" svg:y2="2.23cm">
          <text:p/>
        </draw:line>
        <draw:line draw:style-name="gr6" draw:text-style-name="P3" draw:layer="layout" svg:x1="14.7cm" svg:y1="3.33cm" svg:x2="16.1cm" svg:y2="3.33cm">
          <text:p/>
        </draw:line>
        <draw:line draw:style-name="gr5" draw:text-style-name="P3" draw:layer="layout" svg:x1="14.7cm" svg:y1="4.43cm" svg:x2="16.1cm" svg:y2="4.43cm">
          <text:p/>
        </draw:line>
        <draw:line draw:style-name="gr6" draw:text-style-name="P3" draw:layer="layout" svg:x1="14.7cm" svg:y1="2.23cm" svg:x2="16.1cm" svg:y2="2.23cm">
          <text:p/>
        </draw:line>
        <draw:line draw:style-name="gr5" draw:text-style-name="P3" draw:layer="layout" svg:x1="5.7cm" svg:y1="2.23cm" svg:x2="7.1cm" svg:y2="2.23cm">
          <text:p/>
        </draw:line>
        <draw:line draw:style-name="gr6" draw:text-style-name="P3" draw:layer="layout" svg:x1="4cm" svg:y1="2.25cm" svg:x2="5.4cm" svg:y2="2.2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MU Sans Serif" svg:font-family="'CMU Sans Serif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1cm" fo:margin-bottom="0.1cm" fo:margin-left="0.1cm" fo:margin-right="0.1cm" fo:page-width="17.5cm" fo:page-height="8.5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28T11:04:23.344049743</meta:creation-date>
    <dc:date>2017-02-28T11:41:02.318247168</dc:date>
    <meta:editing-duration>PT11M51S</meta:editing-duration>
    <meta:editing-cycles>4</meta:editing-cycles>
    <meta:generator>LibreOffice/5.1.6.2$Linux_X86_64 LibreOffice_project/10m0$Build-2</meta:generator>
    <meta:document-statistic meta:object-count="34"/>
  </office:meta>
</office:document-meta>
</file>